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2">
      <style:text-properties officeooo:rsid="000d4a36" officeooo:paragraph-rsid="000d4a36"/>
    </style:style>
    <style:style style:name="P2" style:family="paragraph" style:parent-style-name="Heading_20_3">
      <style:text-properties officeooo:paragraph-rsid="000f2c9f"/>
    </style:style>
    <style:style style:name="P3" style:family="paragraph" style:parent-style-name="Heading_20_3">
      <style:text-properties officeooo:paragraph-rsid="001036e3"/>
    </style:style>
    <style:style style:name="P4" style:family="paragraph" style:parent-style-name="Text_20_body">
      <style:text-properties officeooo:rsid="000d4a36" officeooo:paragraph-rsid="000d4a36"/>
    </style:style>
    <style:style style:name="P5" style:family="paragraph" style:parent-style-name="Text_20_body">
      <style:text-properties officeooo:rsid="000da322" officeooo:paragraph-rsid="000da322"/>
    </style:style>
    <style:style style:name="P6" style:family="paragraph" style:parent-style-name="Text_20_body">
      <style:text-properties officeooo:rsid="000da322" officeooo:paragraph-rsid="000f2c9f"/>
    </style:style>
    <style:style style:name="P7" style:family="paragraph" style:parent-style-name="Text_20_body">
      <style:text-properties officeooo:rsid="000f2c9f" officeooo:paragraph-rsid="001036e3"/>
    </style:style>
    <style:style style:name="P8" style:family="paragraph" style:parent-style-name="Title">
      <style:text-properties officeooo:rsid="000d4a36" officeooo:paragraph-rsid="000d4a36"/>
    </style:style>
    <style:style style:name="T1" style:family="text">
      <style:text-properties officeooo:rsid="000da322"/>
    </style:style>
    <style:style style:name="T2" style:family="text">
      <style:text-properties officeooo:rsid="000f2c9f"/>
    </style:style>
    <style:style style:name="T3" style:family="text">
      <style:text-properties officeooo:rsid="001036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ection 7</text:p>
      <text:p text:style-name="P4"/>
      <text:p text:style-name="P5">In this Chapter you present your testing of the above design, including any itterations you did while debugging, again backed up with arguments. The last part is the evaluation and reflection on the above results and in the Task in total.</text:p>
      <text:h text:style-name="P1" text:outline-level="2">Audio</text:h>
      <text:p text:style-name="P4">As mentioned before in section 3.2 and subsections, the audio group opted to use a STM32f4 board which houses an ARM processor with similar performance as the leon3 softcore. This allowed for fast prototyping when the softcore was unavailable. This allowed the audio subgroup to make progress fast and <text:span text:style-name="T1">not only complete the design in matlab but also the C-code adaptation of the effects. </text:span></text:p>
      <text:p text:style-name="P6">However, there are also some potential drawbacks from the usage of the ARM processor. The results produced as of yet is strictly for the STM32f4 board. All decisions regarding usage of C-features was based on documentation regarding the leon3 processor. As such, the produced code should work on the leon3. However, a certain degree of contingency remains. This is especially true for he usage of floating point instructions. As mentioned in section 4, the used leon3 does not have a FPU. Therefore, all used floating point instructions must be handled by relying on software instructions. This feature should be supported by the leon3 processor.</text:p>
      <text:h text:style-name="P2" text:outline-level="3"><text:span text:style-name="T2">Eq</text:span></text:h>
      <text:p text:style-name="P7">The testing of the EQ presented in section 6 was done by plotting selected presets of filter parameters. The produced filter coefficients was then extracted during drugging and plotted in matlab. The plot was then compared to a plot using coefficients generated by matlab. This way of testing <text:span text:style-name="T3">was deemed sufficient as the parameters was chosen with care. Different gains, cutoff frequencies and quality values was chosen so that maximum test coverage was achieved. </text:span></text:p>
      <text:p text:style-name="P7"><text:span text:style-name="T3">The actual filter calculations have been verified by sending a signal through one filter at a time but also when they are cascaded together. In all cases no abnormality in the sound was detected, thus we colcude that the calculations are working as intended.</text:span></text:p>
      <text:h text:style-name="P3" text:outline-level="3">Delay</text:h>
      <text:p text:style-name="Text_20_body"/>
      <text:p text:style-name="Text_20_body"><text: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eta:initial-creator>
    <meta:creation-date>2014-03-14T13:28:49.627609776</meta:creation-date>
    <dc:date>2014-03-14T16:09:41.630271113</dc:date>
    <dc:creator>Daniel </dc:creator>
    <meta:editing-duration>PT1H24M40S</meta:editing-duration>
    <meta:editing-cycles>1</meta:editing-cycles>
    <meta:document-statistic meta:table-count="0" meta:image-count="0" meta:object-count="0" meta:page-count="1" meta:paragraph-count="10" meta:word-count="332" meta:character-count="2017" meta:non-whitespace-character-count="1691"/>
    <meta:generator>LibreOffice/4.1.3.2$Linux_X86_64 LibreOffice_project/410m0$Build-2</meta:generator>
  </office:meta>
</office:document-meta>
</file>